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08_08-13-20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1.1 E-139-34-42.62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8_09-13-30_000.jpg</text:p>
          </table:table-cell>
          <table:table-cell table:style-name="ce22" office:value-type="string">
            <text:p>:m 1-2*2 RES / 245 / 『旧約聖書』　ゼカリア / 1:7~</text:p>
          </table:table-cell>
          <table:table-cell table:style-name="ce3"/>
          <table:table-cell table:style-name="ce3"/>
          <table:table-cell table:style-name="ce3" office:value-type="string">
            <text:p>N-35-35-28.89 E-139-34-49.38</text:p>
          </table:table-cell>
          <table:table-cell table:style-name="ce32" table:formula="of:=IF([.E3]=&quot;&quot;;[.C3];CONCATENATE([.C3];&quot; / &quot;;[.E3]))" office:value-type="string" office:string-value=":m 1-2*2 RES / 245 / 『旧約聖書』　ゼカリア / 1:7~">
            <text:p>:m 1-2*2 RES / 245 / 『旧約聖書』　ゼカリア / 1:7~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08_09-57-38_000.jpg</text:p>
          </table:table-cell>
          <table:table-cell table:style-name="ce22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3.4 E-139-34-54.49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08_11-32-48_000.jpg</text:p>
          </table:table-cell>
          <table:table-cell table:style-name="ce22" office:value-type="string">
            <text:p>:m 1-2*2 RES / 245 / 『人工光合成と有機系太陽電池』　日本化学会、編 / p.75</text:p>
          </table:table-cell>
          <table:table-cell table:style-name="ce23"/>
          <table:table-cell table:style-name="ce3"/>
          <table:table-cell table:style-name="ce3" office:value-type="string">
            <text:p>N-35-35-27.86 E-139-34-48.28</text:p>
          </table:table-cell>
          <table:table-cell table:style-name="ce32" table:formula="of:=IF([.E5]=&quot;&quot;;[.C5];CONCATENATE([.C5];&quot; / &quot;;[.E5]))" office:value-type="string" office:string-value=":m 1-2*2 RES / 245 / 『人工光合成と有機系太陽電池』　日本化学会、編 / p.75">
            <text:p>:m 1-2*2 RES / 245 / 『人工光合成と有機系太陽電池』　日本化学会、編 / p.7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08_12-06-46_000.jpg</text:p>
          </table:table-cell>
          <table:table-cell table:style-name="ce22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4.04 E-139-34-55.26</text:p>
          </table:table-cell>
          <table:table-cell table:style-name="ce3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08_16-23-16_000.jpg</text:p>
          </table:table-cell>
          <table:table-cell table:style-name="ce22" office:value-type="string">
            <text:p>:bookmemo / 読んだ本 / 『習近平の闘い』 / 著者=富坂聰</text:p>
          </table:table-cell>
          <table:table-cell table:style-name="ce14"/>
          <table:table-cell table:style-name="ce3"/>
          <table:table-cell table:style-name="ce3" office:value-type="string">
            <text:p>N-35-35-28.68 E-139-34-49.6</text:p>
          </table:table-cell>
          <table:table-cell table:style-name="ce32" table:formula="of:=IF([.E7]=&quot;&quot;;[.C7];CONCATENATE([.C7];&quot; / &quot;;[.E7]))" office:value-type="string" office:string-value=":bookmemo / 読んだ本 / 『習近平の闘い』 / 著者=富坂聰">
            <text:p>:bookmemo / 読んだ本 / 『習近平の闘い』 / 著者=富坂聰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08_16-24-10_000.jpg</text:p>
          </table:table-cell>
          <table:table-cell table:style-name="ce22" office:value-type="string">
            <text:p>:m 1*1 RES / 245 / 『習近平の闘い』　富坂聰 / p.227</text:p>
          </table:table-cell>
          <table:table-cell table:style-name="ce15"/>
          <table:table-cell table:style-name="ce3"/>
          <table:table-cell table:style-name="ce3" office:value-type="string">
            <text:p>N-35-35-28.86 E-139-34-49.38</text:p>
          </table:table-cell>
          <table:table-cell table:style-name="ce32" table:formula="of:=IF([.E8]=&quot;&quot;;[.C8];CONCATENATE([.C8];&quot; / &quot;;[.E8]))" office:value-type="string" office:string-value=":m 1*1 RES / 245 / 『習近平の闘い』　富坂聰 / p.227">
            <text:p>:m 1*1 RES / 245 / 『習近平の闘い』　富坂聰 / p.227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08_18-14-35_000.jpg</text:p>
          </table:table-cell>
          <table:table-cell table:style-name="ce22" office:value-type="string">
            <text:p>:m 1-2*2 RES / 245 / 『人工光合成と有機系太陽電池』　日本化学会、編 / p.75</text:p>
          </table:table-cell>
          <table:table-cell table:style-name="ce15"/>
          <table:table-cell table:style-name="ce3"/>
          <table:table-cell table:style-name="ce3" office:value-type="string">
            <text:p>N-35-35-28.83 E-139-34-51.08</text:p>
          </table:table-cell>
          <table:table-cell table:style-name="ce32" table:formula="of:=IF([.E9]=&quot;&quot;;[.C9];CONCATENATE([.C9];&quot; / &quot;;[.E9]))" office:value-type="string" office:string-value=":m 1-2*2 RES / 245 / 『人工光合成と有機系太陽電池』　日本化学会、編 / p.75">
            <text:p>:m 1-2*2 RES / 245 / 『人工光合成と有機系太陽電池』　日本化学会、編 / p.7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08_19-22-52_000.jpg</text:p>
          </table:table-cell>
          <table:table-cell table:style-name="ce22" office:value-type="string">
            <text:p>:m music / log / gt / || s.1:f-107,rev,-,score+,-,k.D,-,R=1 || s.2:f-107,patt,block=C.n,cp=D-A(I-V),score+,-,k.D,-,R=2</text:p>
          </table:table-cell>
          <table:table-cell table:style-name="ce15"/>
          <table:table-cell table:style-name="ce3"/>
          <table:table-cell table:style-name="ce3" office:value-type="string">
            <text:p>N-35-35-29.03 E-139-34-49.49</text:p>
          </table:table-cell>
          <table:table-cell table:style-name="ce32" table:formula="of:=IF([.E10]=&quot;&quot;;[.C10];CONCATENATE([.C10];&quot; / &quot;;[.E10]))" office:value-type="string" office:string-value=":m music / log / gt / || s.1:f-107,rev,-,score+,-,k.D,-,R=1 || s.2:f-107,patt,block=C.n,cp=D-A(I-V),score+,-,k.D,-,R=2">
            <text:p>:m music / log / gt / || s.1:f-107,rev,-,score+,-,k.D,-,R=1 || s.2:f-107,patt,block=C.n,cp=D-A(I-V),score+,-,k.D,-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08_20-50-46_000.jpg</text:p>
          </table:table-cell>
          <table:table-cell table:style-name="ce22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3.23 E-139-34-55.86</text:p>
          </table:table-cell>
          <table:table-cell table:style-name="ce32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09_00-59-54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3"/>
          <table:table-cell table:style-name="ce3" office:value-type="string">
            <text:p>N-35-35-25.07 E-139-34-53.44</text:p>
          </table:table-cell>
          <table:table-cell table:style-name="ce32" table:formula="of:=IF([.E12]=&quot;&quot;;[.C12];CONCATENATE([.C12];&quot; / &quot;;[.E1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09_01-02-43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4 E-139-34-49.11</text:p>
          </table:table-cell>
          <table:table-cell table:style-name="ce32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09_07-39-51_000.jpg</text:p>
          </table:table-cell>
          <table:table-cell table:style-name="ce22" office:value-type="string">
            <text:p>:i FX / prog / php / tester:logに書き出すデータ</text:p>
          </table:table-cell>
          <table:table-cell table:style-name="ce23"/>
          <table:table-cell table:style-name="ce3"/>
          <table:table-cell table:style-name="ce3" office:value-type="string">
            <text:p>N-35-35-28.48 E-139-34-49.16</text:p>
          </table:table-cell>
          <table:table-cell table:style-name="ce32" table:formula="of:=IF([.E14]=&quot;&quot;;[.C14];CONCATENATE([.C14];&quot; / &quot;;[.E14]))" office:value-type="string" office:string-value=":i FX / prog / php / tester:logに書き出すデータ">
            <text:p>:i FX / prog / php / tester:logに書き出すデータ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3-09_07-58-56_000.jpg</text:p>
          </table:table-cell>
          <table:table-cell table:style-name="ce22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4.06 E-139-34-55.09</text:p>
          </table:table-cell>
          <table:table-cell table:style-name="ce32" table:formula="of:=IF([.E15]=&quot;&quot;;[.C15];CONCATENATE([.C15];&quot; / &quot;;[.E1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8_19-14-11_000.mov</text:p>
          </table:table-cell>
          <table:table-cell table:style-name="ce6" office:value-type="string">
            <text:p>:VIDEO / @自宅 / メモ / guitar,gt / 演奏、play / g-2020-0308-1 / f-107,rev,-,score+,-,k.D,-,R=1</text:p>
          </table:table-cell>
          <table:table-cell table:style-name="ce15"/>
          <table:table-cell table:style-name="ce3"/>
          <table:table-cell table:style-name="ce3" office:value-type="string">
            <text:p>N-35-35-28.77 E-139-34-49.22</text:p>
          </table:table-cell>
          <table:table-cell table:style-name="ce32" table:formula="of:=IF([.E16]=&quot;&quot;;[.C16];CONCATENATE([.C16];&quot; / &quot;;[.E16]))" office:value-type="string" office:string-value=":VIDEO / @自宅 / メモ / guitar,gt / 演奏、play / g-2020-0308-1 / f-107,rev,-,score+,-,k.D,-,R=1">
            <text:p>:VIDEO / @自宅 / メモ / guitar,gt / 演奏、play / g-2020-0308-1 / f-107,rev,-,score+,-,k.D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08_19-16-29_000.mov</text:p>
          </table:table-cell>
          <table:table-cell table:style-name="ce6" office:value-type="string">
            <text:p>:VIDEO / @自宅 / メモ / guitar,gt / 演奏、play / g-2020-0308-2 / f-107,patt,block=C.n,cp=D-A(I-V),score+,-,k.D,-,R=2</text:p>
          </table:table-cell>
          <table:table-cell table:style-name="ce15"/>
          <table:table-cell table:style-name="ce3"/>
          <table:table-cell table:style-name="ce3" office:value-type="string">
            <text:p>N-35-35-28.72 E-139-34-49.27</text:p>
          </table:table-cell>
          <table:table-cell table:style-name="ce32" table:formula="of:=IF([.E17]=&quot;&quot;;[.C17];CONCATENATE([.C17];&quot; / &quot;;[.E17]))" office:value-type="string" office:string-value=":VIDEO / @自宅 / メモ / guitar,gt / 演奏、play / g-2020-0308-2 / f-107,patt,block=C.n,cp=D-A(I-V),score+,-,k.D,-,R=2">
            <text:p>:VIDEO / @自宅 / メモ / guitar,gt / 演奏、play / g-2020-0308-2 / f-107,patt,block=C.n,cp=D-A(I-V),score+,-,k.D,-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 office:value-type="string">
            <text:p>N-35-35-28.74 E-139-34-49.43</text:p>
          </table:table-cell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 office:value-type="string">
            <text:p>N-35-35-28.74 E-139-34-49.43</text:p>
          </table:table-cell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 office:value-type="string">
            <text:p>N-35-35-28.66 E-139-34-49.32</text:p>
          </table:table-cell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 office:value-type="string">
            <text:p>N-35-35-28.61 E-139-34-49.27</text:p>
          </table:table-cell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 office:value-type="string">
            <text:p>N-35-35-28.49 E-139-34-49.27</text:p>
          </table:table-cell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 office:value-type="string">
            <text:p>N-35-35-28.63 E-139-34-49.22</text:p>
          </table:table-cell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72 E-139-34-49.32</text:p>
          </table:table-cell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2.05 E-139-34-43.89</text:p>
          </table:table-cell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64 E-139-34-49.43</text:p>
          </table:table-cell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1"/>
          <table:table-cell table:style-name="ce3"/>
          <table:table-cell table:style-name="ce3" office:value-type="string">
            <text:p>N-35-35-27.09 E-139-34-44.71</text:p>
          </table:table-cell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 office:value-type="string">
            <text:p>N-35-35-28.71 E-139-34-49.22</text:p>
          </table:table-cell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 office:value-type="string">
            <text:p>N-35-35-28.74 E-139-34-49.32</text:p>
          </table:table-cell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 office:value-type="string">
            <text:p>N-35-35-28.63 E-139-34-49.05</text:p>
          </table:table-cell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 office:value-type="string">
            <text:p>N-35-35-28.68 E-139-34-49.65</text:p>
          </table:table-cell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 office:value-type="string">
            <text:p>N-35-35-29.22 E-139-34-49.87</text:p>
          </table:table-cell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 office:value-type="string">
            <text:p>N-35-35-28.63 E-139-34-49.43</text:p>
          </table:table-cell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 office:value-type="string">
            <text:p>N-35-35-21.93 E-139-34-44.22</text:p>
          </table:table-cell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 office:value-type="string">
            <text:p>N-35-35-27.96 E-139-34-49.38</text:p>
          </table:table-cell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 office:value-type="string">
            <text:p>N-35-35-28.72 E-139-34-49.82</text:p>
          </table:table-cell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2020/03/09</text:date>, <text:time>08:52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09T08:52:45.37</dc:date>
    <dc:creator>iwabuchi ken</dc:creator>
    <meta:editing-duration>P18DT4H17M22S</meta:editing-duration>
    <meta:editing-cycles>7291</meta:editing-cycles>
    <meta:document-statistic meta:table-count="1" meta:cell-count="782" meta:object-count="0"/>
  </office:meta>
</office:document-meta>
</file>